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Pictures/100002000000001800000014BA4D2284AA9444EF.png" manifest:media-type="image/png"/>
  <manifest:file-entry manifest:full-path="Pictures/2000001600000281000002131E9CE444B1E88642.svm" manifest:media-type="image/x-svm"/>
  <manifest:file-entry manifest:full-path="Pictures/100002000000003B00000014CFEAD43422D73BC7.png" manifest:media-type="image/png"/>
  <manifest:file-entry manifest:full-path="Pictures/2000002B0000062000000214B6899E43EEE34994.svm" manifest:media-type="image/x-svm"/>
  <manifest:file-entry manifest:full-path="Pictures/20000016000002700000021453A54C5387341788.svm" manifest:media-type="image/x-svm"/>
  <manifest:file-entry manifest:full-path="Pictures/1000020000000043000000147B23BC0C2BB6619C.png" manifest:media-type="image/png"/>
  <manifest:file-entry manifest:full-path="Pictures/1000020100000082000000967937140B7D9B6146.png" manifest:media-type="image/png"/>
  <manifest:file-entry manifest:full-path="Pictures/2000002B000006EA000002142111FE80FD779E19.svm" manifest:media-type="image/x-svm"/>
  <manifest:file-entry manifest:full-path="Pictures/10000200000000180000001410E52AE42FCB401C.png" manifest:media-type="image/png"/>
  <manifest:file-entry manifest:full-path="Pictures/200000160000027200000214EA2192B209BE33E6.svm" manifest:media-type="image/x-svm"/>
  <manifest:file-entry manifest:full-path="Pictures/10000200000000180000001420C8F7B3CDDB8509.png" manifest:media-type="image/png"/>
  <manifest:file-entry manifest:full-path="Pictures/1000020000000018000000146CF3073CF9CE02B9.png" manifest:media-type="image/png"/>
  <manifest:file-entry manifest:full-path="Pictures/200000160000027200000214555E3DD64A860672.svm" manifest:media-type="image/x-svm"/>
  <manifest:file-entry manifest:full-path="Pictures/200000160000026F00000214E6BD1A4DC1BCF767.svm" manifest:media-type="image/x-svm"/>
  <manifest:file-entry manifest:full-path="Pictures/100002000000001800000014DD554D8083CAEA3E.png" manifest:media-type="image/png"/>
  <manifest:file-entry manifest:full-path="Pictures/10000200000000180000001480BBC13A12F9D51C.png" manifest:media-type="image/png"/>
  <manifest:file-entry manifest:full-path="Pictures/200000160000027F000002142643B97F9D0D1920.svm" manifest:media-type="image/x-svm"/>
  <manifest:file-entry manifest:full-path="Pictures/2000002B0000061900000214C8942631ADB5E2BA.svm" manifest:media-type="image/x-svm"/>
  <manifest:file-entry manifest:full-path="Pictures/100002000000003B00000014EAE4475951FAFD38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6875in" table:align="left"/>
    </style:style>
    <style:style style:name="Table2.A" style:family="table-column">
      <style:table-column-properties style:column-width="0.316in"/>
    </style:style>
    <style:style style:name="Table2.B" style:family="table-column">
      <style:table-column-properties style:column-width="0.621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0.6875in"/>
    </style:style>
    <style:style style:name="Table2.E" style:family="table-column">
      <style:table-column-properties style:column-width="0.62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0.9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officeooo:rsid="003cfd30" officeooo:paragraph-rsid="003cfd30" style:font-name-asian="Tahoma1" style:font-size-asian="11pt" style:font-name-complex="Tahoma1" style:font-size-complex="11pt"/>
    </style:style>
    <style:style style:name="P11" style:family="paragraph" style:parent-style-name="Standard">
      <style:text-properties style:text-position="0% 100%" style:font-name="Tahoma" fo:font-size="11pt" fo:font-weight="normal" officeooo:rsid="003cfd30" officeooo:paragraph-rsid="003cfd30" style:font-name-asian="Tahoma1" style:font-size-asian="11pt" style:font-weight-asian="normal" style:font-name-complex="Tahoma1" style:font-size-complex="11pt" style:font-weight-complex="normal"/>
    </style:style>
    <style:style style:name="P12" style:family="paragraph" style:parent-style-name="Standard">
      <style:text-properties style:text-position="0% 100%" style:font-name="Tahoma" fo:font-size="11pt" fo:font-weight="normal" officeooo:rsid="00028145" officeooo:paragraph-rsid="003cfd30" style:font-name-asian="Tahoma1" style:font-size-asian="11pt" style:font-weight-asian="normal" style:font-name-complex="Tahoma1" style:font-size-complex="11pt" style:font-weight-complex="normal"/>
    </style:style>
    <style:style style:name="P13" style:family="paragraph" style:parent-style-name="Standard">
      <style:text-properties style:text-position="0% 100%" style:font-name="Tahoma" fo:font-size="11pt" fo:font-weight="normal" officeooo:rsid="003e31cb" officeooo:paragraph-rsid="003e31cb" style:font-name-asian="Tahoma1" style:font-size-asian="11pt" style:font-weight-asian="normal" style:font-name-complex="Tahoma1" style:font-size-complex="11pt" style:font-weight-complex="normal"/>
    </style:style>
    <style:style style:name="P14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15" style:family="paragraph" style:parent-style-name="Standard">
      <style:text-properties officeooo:rsid="00028145" officeooo:paragraph-rsid="00028145"/>
    </style:style>
    <style:style style:name="P16" style:family="paragraph" style:parent-style-name="Standard">
      <style:text-properties officeooo:rsid="00028145" officeooo:paragraph-rsid="003cfd30"/>
    </style:style>
    <style:style style:name="P17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8" style:family="paragraph" style:parent-style-name="Standard">
      <style:text-properties officeooo:rsid="000511a6" officeooo:paragraph-rsid="000511a6"/>
    </style:style>
    <style:style style:name="P19" style:family="paragraph" style:parent-style-name="Standard">
      <style:text-properties officeooo:rsid="00182c4e" officeooo:paragraph-rsid="00182c4e"/>
    </style:style>
    <style:style style:name="P20" style:family="paragraph" style:parent-style-name="Standard">
      <style:text-properties officeooo:rsid="00182c4e" officeooo:paragraph-rsid="000511a6"/>
    </style:style>
    <style:style style:name="P21" style:family="paragraph" style:parent-style-name="Standard">
      <style:text-properties officeooo:rsid="00182c4e" officeooo:paragraph-rsid="003473c2"/>
    </style:style>
    <style:style style:name="P22" style:family="paragraph" style:parent-style-name="Standard">
      <style:text-properties officeooo:rsid="00182c4e" officeooo:paragraph-rsid="003c517a"/>
    </style:style>
    <style:style style:name="P23" style:family="paragraph" style:parent-style-name="Standard">
      <style:text-properties officeooo:rsid="00182c4e" officeooo:paragraph-rsid="00197878"/>
    </style:style>
    <style:style style:name="P24" style:family="paragraph" style:parent-style-name="Standard">
      <style:text-properties officeooo:rsid="0018fa44" officeooo:paragraph-rsid="0018fa44"/>
    </style:style>
    <style:style style:name="P25" style:family="paragraph" style:parent-style-name="Standard">
      <style:text-properties officeooo:rsid="0018fa44" officeooo:paragraph-rsid="00255c07"/>
    </style:style>
    <style:style style:name="P26" style:family="paragraph" style:parent-style-name="Standard">
      <style:text-properties officeooo:rsid="0018fa44" officeooo:paragraph-rsid="0032af49"/>
    </style:style>
    <style:style style:name="P27" style:family="paragraph" style:parent-style-name="Standard">
      <style:text-properties officeooo:rsid="0032af49" officeooo:paragraph-rsid="00182c4e"/>
    </style:style>
    <style:style style:name="P28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29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30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1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3" style:family="paragraph" style:parent-style-name="Standard">
      <style:paragraph-properties fo:break-before="page"/>
      <style:text-properties officeooo:rsid="00182c4e" officeooo:paragraph-rsid="003473c2"/>
    </style:style>
    <style:style style:name="P34" style:family="paragraph" style:parent-style-name="Standard">
      <style:paragraph-properties fo:break-before="page"/>
      <style:text-properties officeooo:rsid="00028145" officeooo:paragraph-rsid="00028145"/>
    </style:style>
    <style:style style:name="P35" style:family="paragraph" style:parent-style-name="Table_20_Contents">
      <style:text-properties officeooo:rsid="00368919" officeooo:paragraph-rsid="003c517a"/>
    </style:style>
    <style:style style:name="P36" style:family="paragraph" style:parent-style-name="Table_20_Contents">
      <style:text-properties officeooo:rsid="0036b928" officeooo:paragraph-rsid="003c517a"/>
    </style:style>
    <style:style style:name="P37" style:family="paragraph" style:parent-style-name="Table_20_Contents">
      <style:text-properties officeooo:paragraph-rsid="003c517a"/>
    </style:style>
    <style:style style:name="P38" style:family="paragraph" style:parent-style-name="Standard" style:list-style-name="L1">
      <style:text-properties style:text-position="0% 100%" style:font-name="Tahoma" fo:font-size="11pt" fo:font-weight="normal" officeooo:rsid="003e31cb" officeooo:paragraph-rsid="003e31cb" style:font-name-asian="Tahoma1" style:font-size-asian="11pt" style:font-weight-asian="normal" style:font-name-complex="Tahoma1" style:font-size-complex="11pt" style:font-weight-complex="normal"/>
    </style:style>
    <style:style style:name="P39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in" fo:margin-right="0in" fo:margin-top="0in" fo:margin-bottom="0in" fo:line-height="0.1665in" fo:text-align="start" fo:text-indent="0in"/>
    </style:style>
    <style:style style:name="P42" style:family="paragraph">
      <loext:graphic-properties draw:fill="solid" draw:fill-color="#d8d8d8"/>
      <style:paragraph-properties fo:text-align="start"/>
      <style:text-properties fo:font-size="18pt"/>
    </style:style>
    <style:style style:name="P4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indent="0in"/>
    </style:style>
    <style:style style:name="P4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a893f"/>
    </style:style>
    <style:style style:name="T7" style:family="text">
      <style:text-properties officeooo:rsid="0032af49"/>
    </style:style>
    <style:style style:name="T8" style:family="text">
      <style:text-properties style:font-name="sans-serif" fo:font-size="12pt" style:font-size-asian="12pt" style:font-size-complex="12pt"/>
    </style:style>
    <style:style style:name="T9" style:family="text">
      <style:text-properties style:font-name="sans-serif" fo:font-size="12pt" officeooo:rsid="00028145" style:font-size-asian="12pt" style:font-size-complex="12pt"/>
    </style:style>
    <style:style style:name="T10" style:family="text">
      <style:text-properties style:font-name="sans-serif" fo:font-size="12pt" officeooo:rsid="000511a6" style:font-size-asian="12pt" style:font-size-complex="12pt"/>
    </style:style>
    <style:style style:name="T11" style:family="text">
      <style:text-properties style:font-name="sans-serif" fo:font-size="12pt" officeooo:rsid="00197878" style:font-size-asian="12pt" style:font-size-complex="12pt"/>
    </style:style>
    <style:style style:name="T12" style:family="text">
      <style:text-properties style:font-name="sans-serif" fo:font-size="12pt" officeooo:rsid="003e31cb" style:font-size-asian="12pt" style:font-size-complex="12pt"/>
    </style:style>
    <style:style style:name="T13" style:family="text">
      <style:text-properties officeooo:rsid="001c09de"/>
    </style:style>
    <style:style style:name="T14" style:family="text">
      <style:text-properties officeooo:rsid="001e3a6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cfd30" style:font-weight-asian="bold" style:font-weight-complex="bold"/>
    </style:style>
    <style:style style:name="T17" style:family="text">
      <style:text-properties fo:font-weight="bold" officeooo:rsid="003e37f3" style:font-weight-asian="bold" style:font-weight-complex="bold"/>
    </style:style>
    <style:style style:name="T18" style:family="text">
      <style:text-properties officeooo:rsid="003cfd30"/>
    </style:style>
    <style:style style:name="T19" style:family="text">
      <style:text-properties officeooo:rsid="003e31cb"/>
    </style:style>
    <style:style style:name="T20" style:family="text">
      <style:text-properties style:use-window-font-color="tru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799in" fo:min-width="0.08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38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Nom del alumne/a: <text:s text:c="7"/></text:p>
      <text:p text:style-name="P30"><draw:custom-shape text:anchor-type="paragraph" draw:z-index="8" draw:name="Image1" draw:style-name="gr2" draw:text-style-name="P42" svg:width="0.948in" svg:height="0.437in" svg:x="5.8335in" svg:y="0.0693in"><text:p text:style-name="P41"><text:span text:style-name="T20"/></text:p><text:p text:style-name="P41"><text:span text:style-name="T2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0" svg:width="0.948in" svg:height="0.437in" svg:x="4.683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2" svg:width="0.948in" svg:height="0.437in" svg:x="4.722in" svg:y="0.0693in"><text:p text:style-name="P41"><text:span text:style-name="T20"/></text:p><text:p text:style-name="P41"><text:span text:style-name="T2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Qualificació: <text:s text:c="6"/></text:p>
      <text:p text:style-name="P31"><text:s text:c="70"/></text:p>
      <text:p text:style-name="P30"/>
      <text:p text:style-name="P3"><draw:custom-shape text:anchor-type="paragraph" draw:z-index="0" draw:name="Image4" draw:style-name="gr1" draw:text-style-name="P40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Criteris de qualificació:</text:p>
      <text:p text:style-name="P32">Temps: <text:span text:style-name="T7">90 min</text:span></text:p>
      <text:p text:style-name="P32">Observacions: <text:span text:style-name="T19">Cada nombres sense unitat resta 1 punt</text:span></text:p>
      <text:p text:style-name="P9"/>
      <text:p text:style-name="P9"><text:tab/></text:p>
      <text:p text:style-name="P8"/>
      <text:p text:style-name="P16"><text:span text:style-name="T15">Exercici 1:</text:span><text:tab/><text:tab/><text:tab/><text:tab/><text:tab/><text:tab/><text:tab/><text:tab/><text:tab/><text:tab/><text:tab/><text:tab/><text:tab/><text:tab/><text:tab/><text:tab/><text:span text:style-name="T19">1p</text:span></text:p>
      <text:p text:style-name="P10">Com ac<text:span text:style-name="T19">t</text:span>uaries en cas que et trobessis a una persona paralitzada, per estar en contacte amb un dispositiu elèctric?</text:p>
      <text:p text:style-name="P28"/>
      <text:p text:style-name="P28"/>
      <text:p text:style-name="P16"><text:span text:style-name="T15">Exercici </text:span><text:span text:style-name="T16">2</text:span><text:span text:style-name="T15">:</text:span><text:tab/><text:tab/><text:tab/><text:tab/><text:tab/><text:tab/><text:tab/><text:tab/><text:tab/><text:tab/><text:tab/><text:tab/><text:tab/><text:tab/><text:tab/><text:tab/><text:span text:style-name="T19">1p</text:span></text:p>
      <text:p text:style-name="P14"/>
      <text:p text:style-name="P11">Explica el principi de funcionament d’un condensador.</text:p>
      <text:p text:style-name="P11"/>
      <text:p text:style-name="P11">A un condesador descdarregat es connecta una batería. Indica com es comporten el corrent i la tensión des de l’inici de la connexió fins que el condensador queda completament carregat.</text:p>
      <text:p text:style-name="P11"/>
      <text:p text:style-name="P11"/>
      <text:p text:style-name="P12"><text:span text:style-name="T15">Exercici </text:span><text:span text:style-name="T16">3</text:span><text:span text:style-name="T15">:</text:span><text:tab/><text:tab/><text:tab/><text:tab/><text:tab/><text:tab/><text:tab/><text:tab/><text:tab/><text:tab/><text:tab/><text:tab/><text:tab/><text:tab/><text:tab/><text:tab/><text:span text:style-name="T18">2p</text:span></text:p>
      <text:p text:style-name="P12"/>
      <text:p text:style-name="P11">En un condensador <text:span text:style-name="T19">amb una tensió inicial de 10 V, </text:span>la tensió varia seguint el gràfic:</text:p>
      <text:p text:style-name="P11"><draw:g text:anchor-type="paragraph" draw:z-index="17" draw:name="Shape4" draw:style-name="gr4"><draw:line draw:style-name="gr21" draw:text-style-name="P50" svg:x1="0.748in" svg:y1="0.1583in" svg:x2="0.748in" svg:y2="1.3394in"><text:p/></draw:line><draw:line draw:style-name="gr21" draw:text-style-name="P50" svg:x1="3.0709in" svg:y1="1.3394in" svg:x2="0.748in" svg:y2="1.3398in"><text:p/></draw:line><draw:frame draw:style-name="gr22" draw:text-style-name="P51" svg:width="0.8661in" svg:height="0.3232in" svg:x="2.6772in" svg:y="1.4579in"><draw:text-box><text:p text:style-name="P44"><text:span text:style-name="T22">t en s</text:span></text:p></draw:text-box></draw:frame><draw:frame draw:style-name="gr22" draw:text-style-name="P51" svg:width="0.8661in" svg:height="0.3232in" svg:x="0in" svg:y="0.0008in"><draw:text-box><text:p text:style-name="P44"><text:span text:style-name="T22">e en V</text:span></text:p></draw:text-box></draw:frame><draw:frame draw:style-name="gr22" draw:text-style-name="P51" svg:width="0.3157in" svg:height="0.3232in" svg:x="0.3543in" svg:y="0.7882in"><draw:text-box><text:p text:style-name="P44"><text:span text:style-name="T22">5</text:span></text:p></draw:text-box></draw:frame><draw:line draw:style-name="gr6" draw:text-style-name="P50" svg:x1="0.7087in" svg:y1="0.9465in" svg:x2="0.748in" svg:y2="0.9465in"><text:p/></draw:line><draw:line draw:style-name="gr6" draw:text-style-name="P50" svg:x1="0.7087in" svg:y1="0.5528in" svg:x2="0.748in" svg:y2="0.5528in"><text:p/></draw:line><draw:frame draw:style-name="gr22" draw:text-style-name="P51" svg:width="0.4732in" svg:height="0.3232in" svg:x="0.1965in" svg:y="0.3945in"><draw:text-box><text:p text:style-name="P44"><text:span text:style-name="T22">10</text:span></text:p></draw:text-box></draw:frame><draw:frame draw:style-name="gr22" draw:text-style-name="P51" svg:width="0.4732in" svg:height="0.3232in" svg:x="0.9839in" svg:y="1.3398in"><draw:text-box><text:p text:style-name="P44"><text:span text:style-name="T22">5</text:span></text:p></draw:text-box></draw:frame><draw:frame draw:style-name="gr22" draw:text-style-name="P51" svg:width="0.4732in" svg:height="0.3232in" svg:x="1.378in" svg:y="1.3398in"><draw:text-box><text:p text:style-name="P44"><text:span text:style-name="T22">10</text:span></text:p></draw:text-box></draw:frame><draw:frame draw:style-name="gr22" draw:text-style-name="P51" svg:width="0.4732in" svg:height="0.3232in" svg:x="1.7319in" svg:y="1.3398in"><draw:text-box><text:p text:style-name="P44"><text:span text:style-name="T22">15</text:span></text:p></draw:text-box></draw:frame><draw:frame draw:style-name="gr22" draw:text-style-name="P51" svg:width="0.4732in" svg:height="0.3232in" svg:x="2.1256in" svg:y="1.3398in"><draw:text-box><text:p text:style-name="P44"><text:span text:style-name="T22">20</text:span></text:p></draw:text-box></draw:frame><draw:line draw:style-name="gr6" draw:text-style-name="P50" svg:x1="1.122in" svg:y1="1.3984in" svg:x2="1.122in" svg:y2="1.3591in"><text:p/></draw:line><draw:line draw:style-name="gr6" draw:text-style-name="P50" svg:x1="1.5551in" svg:y1="1.3984in" svg:x2="1.5551in" svg:y2="1.3591in"><text:p/></draw:line><draw:line draw:style-name="gr6" draw:text-style-name="P50" svg:x1="1.9094in" svg:y1="1.3984in" svg:x2="1.9094in" svg:y2="1.3591in"><text:p/></draw:line><draw:line draw:style-name="gr6" draw:text-style-name="P50" svg:x1="2.3031in" svg:y1="1.3984in" svg:x2="2.3031in" svg:y2="1.3591in"><text:p/></draw:line><draw:line draw:style-name="gr23" draw:text-style-name="P50" svg:x1="2.3228in" svg:y1="1.3402in" svg:x2="0.748in" svg:y2="0.5528in"><text:p/></draw:line><draw:frame draw:style-name="gr22" draw:text-style-name="P51" svg:width="0.5122in" svg:height="0.3232in" svg:x="1.339in" svg:y="0.4343in"><draw:text-box><text:p text:style-name="P44"><text:span text:style-name="T22">e(t)</text:span></text:p></draw:text-box></draw:frame></draw:g><draw:g text:anchor-type="paragraph" draw:z-index="18" draw:name="Shape5" draw:style-name="gr4"><draw:line draw:style-name="gr6" draw:text-style-name="P50" svg:x1="4.6272in" svg:y1="0.3591in" svg:x2="4.6272in" svg:y2="0.7528in"><text:p/></draw:line><draw:line draw:style-name="gr6" draw:text-style-name="P50" svg:x1="4.7063in" svg:y1="0.3591in" svg:x2="4.7063in" svg:y2="0.7528in"><text:p/></draw:line><draw:custom-shape draw:style-name="gr24" draw:text-style-name="P50" svg:width="0.3949in" svg:height="0.3941in" svg:x="4.4701in" svg:y="1.3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2" draw:text-style-name="P51" svg:width="0.2752in" svg:height="0.3232in" svg:x="4.3917in" svg:y="1.3827in"><draw:text-box><text:p text:style-name="P44"><text:span text:style-name="T22">+</text:span></text:p></draw:text-box></draw:frame><draw:frame draw:style-name="gr22" draw:text-style-name="P51" svg:width="0.276in" svg:height="0.3232in" svg:x="4.6665in" svg:y="1.3827in"><draw:text-box><text:p text:style-name="P44"><text:span text:style-name="T22">-</text:span></text:p></draw:text-box></draw:frame><draw:line draw:style-name="gr13" draw:text-style-name="P50" svg:x1="4.4299in" svg:y1="1.8937in" svg:x2="4.9417in" svg:y2="1.1063in"><text:p/></draw:line><draw:line draw:style-name="gr6" draw:text-style-name="P50" svg:x1="4.4701in" svg:y1="1.5402in" svg:x2="4.2339in" svg:y2="1.5402in"><text:p/></draw:line><draw:line draw:style-name="gr6" draw:text-style-name="P50" svg:x1="5.1in" svg:y1="1.5402in" svg:x2="4.8638in" svg:y2="1.5402in"><text:p/></draw:line><draw:line draw:style-name="gr6" draw:text-style-name="P50" svg:x1="5.1in" svg:y1="0.5559in" svg:x2="4.7063in" svg:y2="0.5559in"><text:p/></draw:line><draw:line draw:style-name="gr6" draw:text-style-name="P50" svg:x1="4.6276in" svg:y1="0.5559in" svg:x2="4.2339in" svg:y2="0.5559in"><text:p/></draw:line><draw:line draw:style-name="gr6" draw:text-style-name="P50" svg:x1="4.2339in" svg:y1="1.5402in" svg:x2="4.2339in" svg:y2="0.5559in"><text:p/></draw:line><draw:line draw:style-name="gr6" draw:text-style-name="P50" svg:x1="5.1in" svg:y1="1.5402in" svg:x2="5.1in" svg:y2="0.5559in"><text:p/></draw:line><draw:frame draw:style-name="gr22" draw:text-style-name="P51" svg:width="0.513in" svg:height="0.3232in" svg:x="4.4303in" svg:y="1.8945in"><draw:text-box><text:p text:style-name="P44"><text:span text:style-name="T22">e(t)</text:span></text:p></draw:text-box></draw:frame><draw:frame draw:style-name="gr25" draw:text-style-name="P51" svg:width="1.6142in" svg:height="0.537in" svg:x="3.9583in" svg:y="0.0047in"><draw:text-box><text:p text:style-name="P44"><text:span text:style-name="T22">C = 500 micro F</text:span></text:p></draw:text-box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>Indica:</text:p>
      <text:list xml:id="list1808310794" text:style-name="L1">
        <text:list-item>
          <text:p text:style-name="P38">La pendent de la curva de tensió .</text:p>
        </text:list-item>
        <text:list-item>
          <text:p text:style-name="P38">La direcció del corrent en el circuit.</text:p>
        </text:list-item>
        <text:list-item>
          <text:p text:style-name="P38">La polaritat del condensador.</text:p>
        </text:list-item>
        <text:list-item>
          <text:p text:style-name="P38">Si el condensador s’està carregant o descarregant (raona la teva resposta).</text:p>
        </text:list-item>
        <text:list-item>
          <text:p text:style-name="P38">El corrent <draw:frame draw:style-name="fr2" draw:name="Object12" text:anchor-type="as-char" svg:y="-0.1484in" svg:width="0.1283in" svg:height="0.1839in" draw:z-index="19"><draw:object xlink:href="./Object 24" xlink:type="simple" xlink:show="embed" xlink:actuate="onLoad"/><draw:image xlink:href="./ObjectReplacements/Object 24" xlink:type="simple" xlink:show="embed" xlink:actuate="onLoad"/></draw:frame>que circula pel circuit.</text:p>
        </text:list-item>
      </text:list>
      <text:p text:style-name="P29"/>
      <text:p text:style-name="P34"><text:span text:style-name="T15">Exercici </text:span><text:span text:style-name="T17">4</text:span><text:span text:style-name="T15">:</text:span><text:tab/><text:tab/><text:tab/><text:tab/><text:tab/><text:tab/><text:tab/><text:tab/><text:tab/><text:tab/><text:tab/><text:tab/><text:tab/><text:tab/><text:tab/><text:tab/><text:span text:style-name="T14">3p</text:span></text:p>
      <text:p text:style-name="P15"/>
      <text:p text:style-name="P24"><draw:frame draw:style-name="fr2" draw:name="Object1" text:anchor-type="as-char" svg:y="-0.1484in" svg:width="0.6126in" svg:height="0.2098in" draw:z-index="20"><draw:object xlink:href="./Object 1" xlink:type="simple" xlink:show="embed" xlink:actuate="onLoad"/><draw:image xlink:href="./ObjectReplacements/Object 1" xlink:type="simple" xlink:show="embed" xlink:actuate="onLoad"/></draw:frame>… <draw:frame draw:style-name="fr2" draw:name="Object2" text:anchor-type="as-char" svg:y="-0.1484in" svg:width="0.6189in" svg:height="0.2091in" draw:z-index="2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7"/>
      <text:p text:style-name="P26">Calcula tensions, corrents i potències en les resistències.</text:p>
      <text:p text:style-name="P19"/>
      <text:p text:style-name="P19"><draw:g text:anchor-type="paragraph" draw:z-index="15" draw:name="Shape3" draw:style-name="gr4"><draw:g draw:style-name="gr5"><draw:line draw:style-name="gr6" draw:text-style-name="P43" svg:x1="1.3173in" svg:y1="3.1795in" svg:x2="1.3173in" svg:y2="2.7858in"><text:p/></draw:line><draw:line draw:style-name="gr6" draw:text-style-name="P43" svg:x1="1.4744in" svg:y1="3.0815in" svg:x2="1.4744in" svg:y2="2.8846in"><text:p/></draw:line></draw:g><draw:line draw:style-name="gr6" draw:text-style-name="P43" svg:x1="0.3701in" svg:y1="2.9823in" svg:x2="0.3701in" svg:y2="2.1949in"><text:p/></draw:line><draw:line draw:style-name="gr6" draw:text-style-name="P43" svg:x1="0.3713in" svg:y1="2.2213in" svg:x2="0.3555in" svg:y2="0.8508in"><text:p/></draw:line><draw:line draw:style-name="gr6" draw:text-style-name="P43" svg:x1="0.3555in" svg:y1="0.8492in" svg:x2="0.5524in" svg:y2="0.8492in"><text:p/></draw:line><draw:line draw:style-name="gr6" draw:text-style-name="P43" svg:x1="0.3555in" svg:y1="2.228in" svg:x2="0.5524in" svg:y2="2.228in"><text:p/></draw:line><draw:line draw:style-name="gr6" draw:text-style-name="P43" svg:x1="1.1555in" svg:y1="0.8409in" svg:x2="1.6933in" svg:y2="0.8409in"><text:p/></draw:line><draw:line draw:style-name="gr6" draw:text-style-name="P43" svg:x1="2.4354in" svg:y1="2.9697in" svg:x2="2.4354in" svg:y2="0.3791in"><text:p/></draw:line><draw:custom-shape draw:style-name="gr7" draw:text-style-name="P43" svg:width="0.5925in" svg:height="0.1969in" svg:x="1.6697in" svg:y="0.7382in"><text:p/><draw:enhanced-geometry svg:viewBox="0 0 21600 21600" draw:type="rectangle" draw:enhanced-path="M 0 0 L 21600 0 21600 21600 0 21600 0 0 Z N"/></draw:custom-shape><draw:custom-shape draw:style-name="gr8" draw:text-style-name="P43" svg:width="0.5921in" svg:height="0.1976in" svg:x="0.5524in" svg:y="0.7319in"><text:p/><draw:enhanced-geometry svg:viewBox="0 0 21600 21600" draw:type="rectangle" draw:enhanced-path="M 0 0 L 21600 0 21600 21600 0 21600 0 0 Z N"/></draw:custom-shape><draw:custom-shape draw:style-name="gr9" draw:text-style-name="P43" svg:width="0.5921in" svg:height="0.198in" svg:x="0.5524in" svg:y="2.1098in"><text:p/><draw:enhanced-geometry svg:viewBox="0 0 21600 21600" draw:type="rectangle" draw:enhanced-path="M 0 0 L 21600 0 21600 21600 0 21600 0 0 Z N"/></draw:custom-shape><draw:frame draw:style-name="gr10" draw:text-style-name="P45" svg:width="0.5516in" svg:height="0.3252in" svg:x="3.2083in" svg:y="1.3772in"><draw:text-box><text:p text:style-name="P44"><text:span text:style-name="T21">R1</text:span></text:p></draw:text-box></draw:frame><draw:frame draw:style-name="gr11" draw:text-style-name="P45" svg:width="0.5516in" svg:height="0.324in" svg:x="1.7508in" svg:y="0.4724in"><draw:text-box><text:p text:style-name="P44"><text:span text:style-name="T21">R5</text:span></text:p></draw:text-box></draw:frame><draw:frame draw:style-name="gr10" draw:text-style-name="P45" svg:width="0.5516in" svg:height="0.3252in" svg:x="0.6343in" svg:y="0.4661in"><draw:text-box><text:p text:style-name="P44"><text:span text:style-name="T21">R2</text:span></text:p></draw:text-box></draw:frame><draw:frame draw:style-name="gr12" draw:text-style-name="P45" svg:width="0.5516in" svg:height="0.3248in" svg:x="0.6343in" svg:y="1.8433in"><draw:text-box><text:p text:style-name="P44"><text:span text:style-name="T21">R3</text:span></text:p></draw:text-box></draw:frame><draw:frame draw:style-name="gr10" draw:text-style-name="P45" svg:width="1.0634in" svg:height="0.3252in" svg:x="1.1606in" svg:y="3.228in"><draw:text-box><text:p text:style-name="P44"><text:span text:style-name="T21">E = 18 V</text:span></text:p></draw:text-box></draw:frame><draw:line draw:style-name="gr13" draw:text-style-name="P43" svg:x1="0.2764in" svg:y1="2.9382in" svg:x2="0.2764in" svg:y2="2.4264in"><text:p/></draw:line><draw:frame draw:style-name="gr10" draw:text-style-name="P45" svg:width="0.278in" svg:height="0.3252in" svg:x="0.0008in" svg:y="2.5591in"><draw:text-box><text:p text:style-name="P44"><text:span text:style-name="T21">I</text:span></text:p></draw:text-box></draw:frame><draw:custom-shape draw:style-name="gr14" draw:text-style-name="P43" svg:width="0.5925in" svg:height="0.198in" svg:x="1.6697in" svg:y="2.1161in"><text:p/><draw:enhanced-geometry svg:viewBox="0 0 21600 21600" draw:type="rectangle" draw:enhanced-path="M 0 0 L 21600 0 21600 21600 0 21600 0 0 Z N"/></draw:custom-shape><draw:frame draw:style-name="gr10" draw:text-style-name="P45" svg:width="0.5516in" svg:height="0.3252in" svg:x="1.7508in" svg:y="1.8508in"><draw:text-box><text:p text:style-name="P44"><text:span text:style-name="T21">R6</text:span></text:p></draw:text-box></draw:frame><draw:custom-shape draw:style-name="gr15" draw:text-style-name="P43" svg:width="0.5925in" svg:height="0.1976in" svg:x="1.6697in" svg:y="0.2669in"><text:p/><draw:enhanced-geometry svg:viewBox="0 0 21600 21600" draw:type="rectangle" draw:enhanced-path="M 0 0 L 21600 0 21600 21600 0 21600 0 0 Z N"/></draw:custom-shape><draw:frame draw:style-name="gr10" draw:text-style-name="P45" svg:width="0.5516in" svg:height="0.3252in" svg:x="1.7508in" svg:y="0.0008in"><draw:text-box><text:p text:style-name="P44"><text:span text:style-name="T21">R4</text:span></text:p></draw:text-box></draw:frame><draw:line draw:style-name="gr6" draw:text-style-name="P43" svg:x1="2.2437in" svg:y1="0.8492in" svg:x2="3.1394in" svg:y2="0.8437in"><text:p/></draw:line><draw:line draw:style-name="gr6" draw:text-style-name="P43" svg:x1="2.2335in" svg:y1="0.3713in" svg:x2="2.4539in" svg:y2="0.3673in"><text:p/></draw:line><draw:custom-shape draw:style-name="gr16" draw:text-style-name="P46" svg:width="0.5913in" svg:height="0.198in" draw:transform="rotate (1.5707963267949) translate (3.04930555555556in 1.84027777777778in)"><text:p/><draw:enhanced-geometry svg:viewBox="0 0 21600 21600" draw:type="rectangle" draw:enhanced-path="M 0 0 L 21600 0 21600 21600 0 21600 0 0 Z N"/></draw:custom-shape><draw:line draw:style-name="gr6" draw:text-style-name="P43" svg:x1="1.4701in" svg:y1="2.9972in" svg:x2="2.4421in" svg:y2="2.9874in"><text:p/></draw:line><draw:line draw:style-name="gr6" draw:text-style-name="P43" svg:x1="0.3673in" svg:y1="2.9972in" svg:x2="1.3004in" svg:y2="2.9874in"><text:p/></draw:line><draw:line draw:style-name="gr6" draw:text-style-name="P43" svg:x1="1.1319in" svg:y1="2.2177in" svg:x2="1.6697in" svg:y2="2.2177in"><text:p/></draw:line><draw:line draw:style-name="gr6" draw:text-style-name="P43" svg:x1="1.4583in" svg:y1="0.8516in" svg:x2="1.4583in" svg:y2="0.3791in"><text:p/></draw:line><draw:line draw:style-name="gr6" draw:text-style-name="P43" svg:x1="1.4465in" svg:y1="0.3713in" svg:x2="1.6669in" svg:y2="0.3673in"><text:p/></draw:line><draw:custom-shape draw:style-name="gr17" draw:text-style-name="P47" svg:width="0.0398in" svg:height="0.0398in" svg:x="1.4461in" svg:y="0.8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47" svg:width="0.0398in" svg:height="0.0398in" svg:x="2.4106in" svg:y="0.8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43" svg:x1="2.2437in" svg:y1="2.2272in" svg:x2="3.1394in" svg:y2="2.2217in"><text:p/></draw:line><draw:custom-shape draw:style-name="gr17" draw:text-style-name="P47" svg:width="0.0394in" svg:height="0.0394in" svg:x="2.411in" svg:y="2.20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43" svg:x1="3.139in" svg:y1="1.2374in" svg:x2="3.1449in" svg:y2="0.8437in"><text:p/></draw:line><draw:line draw:style-name="gr6" draw:text-style-name="P43" svg:x1="3.1417in" svg:y1="2.2295in" svg:x2="3.1417in" svg:y2="1.828in"><text:p/></draw:lin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><draw:frame draw:style-name="fr2" draw:name="Object19" text:anchor-type="as-char" svg:y="-0.1484in" svg:width="0.2457in" svg:height="0.2098in" draw:z-index="22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37"><draw:frame draw:style-name="fr2" draw:name="Object21" text:anchor-type="as-char" svg:y="-0.1484in" svg:width="0.2457in" svg:height="0.2098in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37"><draw:frame draw:style-name="fr2" draw:name="Object22" text:anchor-type="as-char" svg:y="-0.1484in" svg:width="0.2465in" svg:height="0.2098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37"><draw:frame draw:style-name="fr2" draw:name="Object23" text:anchor-type="as-char" svg:y="-0.1484in" svg:width="0.252in" svg:height="0.2098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A1" office:value-type="string">
            <text:p text:style-name="P37"><draw:frame draw:style-name="fr2" draw:name="Object24" text:anchor-type="as-char" svg:y="-0.1484in" svg:width="0.2465in" svg:height="0.2098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1" office:value-type="string">
            <text:p text:style-name="P37"><draw:frame draw:style-name="fr2" draw:name="Object25" text:anchor-type="as-char" svg:y="-0.1484in" svg:width="0.248in" svg:height="0.2098in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H1" office:value-type="string">
            <text:p text:style-name="P35">Total</text:p>
          </table:table-cell>
        </table:table-row>
        <table:table-row>
          <table:table-cell table:style-name="Table2.A2" office:value-type="string">
            <text:p text:style-name="P35">E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H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>I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H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>R</text:p>
          </table:table-cell>
          <table:table-cell table:style-name="Table2.A2" office:value-type="string">
            <text:p text:style-name="P37"><draw:frame draw:style-name="fr2" draw:name="Object26" text:anchor-type="as-char" svg:y="-0.1484in" svg:width="0.3071in" svg:height="0.1846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2" office:value-type="string">
            <text:p text:style-name="P37"><draw:frame draw:style-name="fr2" draw:name="Object27" text:anchor-type="as-char" svg:y="-0.1484in" svg:width="0.3075in" svg:height="0.1846in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A2" office:value-type="string">
            <text:p text:style-name="P37"><draw:frame draw:style-name="fr2" draw:name="Object28" text:anchor-type="as-char" svg:y="-0.1484in" svg:width="0.3091in" svg:height="0.1846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A2" office:value-type="string">
            <text:p text:style-name="P37"><draw:frame draw:style-name="fr2" draw:name="Object29" text:anchor-type="as-char" svg:y="-0.1484in" svg:width="0.3181in" svg:height="0.1846in" draw:z-index="3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2" office:value-type="string">
            <text:p text:style-name="P37"><draw:frame draw:style-name="fr2" draw:name="Object30" text:anchor-type="as-char" svg:y="-0.1484in" svg:width="0.3083in" svg:height="0.1846in" draw:z-index="3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2" office:value-type="string">
            <text:p text:style-name="P37"><draw:frame draw:style-name="fr2" draw:name="Object8" text:anchor-type="as-char" svg:y="-0.1484in" svg:width="0.3102in" svg:height="0.1839in" draw:z-index="3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H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>P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H2" office:value-type="string">
            <text:p text:style-name="P36"/>
          </table:table-cell>
        </table:table-row>
      </table:table>
      <text:p text:style-name="P22"/>
      <text:p text:style-name="P22"/>
      <text:p text:style-name="P22"/>
      <text:p text:style-name="P33"/>
      <text:p text:style-name="P23"><text:span text:style-name="T15">Exercici </text:span><text:span text:style-name="T17">5</text:span><text:span text:style-name="T15">:</text:span><text:span text:style-name="T9"><text:tab/><text:tab/><text:tab/><text:tab/><text:tab/><text:tab/><text:tab/><text:tab/><text:tab/><text:tab/><text:tab/><text:tab/><text:tab/><text:tab/><text:tab/><text:tab/></text:span><text:span text:style-name="T11">3</text:span><text:span text:style-name="T10"> p</text:span></text:p>
      <text:p text:style-name="P25"><text:span text:style-name="T13">Indica la matriu per a calcular els corrents </text:span><text:span text:style-name="T13"><draw:frame draw:style-name="fr2" draw:name="Object9" text:anchor-type="as-char" svg:y="-0.1484in" svg:width="0.2118in" svg:height="0.2098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3">,</text:span><text:span text:style-name="T13"><draw:frame draw:style-name="fr2" draw:name="Object10" text:anchor-type="as-char" svg:y="-0.1484in" svg:width="0.2118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,</text:span><text:span text:style-name="T13"><draw:frame draw:style-name="fr2" draw:name="Object11" text:anchor-type="as-char" svg:y="-0.1484in" svg:width="0.2083in" svg:height="0.209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,</text:span><text:span text:style-name="T13"><draw:frame draw:style-name="fr2" draw:name="Object5" text:anchor-type="as-char" svg:y="-0.1484in" svg:width="0.2154in" svg:height="0.2098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3">,</text:span><text:span text:style-name="T13"><draw:frame draw:style-name="fr2" draw:name="Object6" text:anchor-type="as-char" svg:y="-0.1484in" svg:width="0.2075in" svg:height="0.2098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,</text:span><text:span text:style-name="T13"><draw:frame draw:style-name="fr2" draw:name="Object20" text:anchor-type="as-char" svg:y="-0.1484in" svg:width="0.2071in" svg:height="0.2098in" draw:z-index="1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3"> <text:s/></text:span>.</text:p>
      <text:p text:style-name="P24"><draw:frame draw:style-name="fr2" draw:name="Object3" text:anchor-type="as-char" svg:y="-0.1484in" svg:width="0.6118in" svg:height="0.209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2" draw:name="Object4" text:anchor-type="as-char" svg:y="-0.1484in" svg:width="0.6189in" svg:height="0.2091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4"/>
      <text:p text:style-name="P24"/>
      <text:p text:style-name="P24"><draw:g text:anchor-type="paragraph" draw:z-index="16" draw:name="Shape1" draw:style-name="gr4"><draw:line draw:style-name="gr6" draw:text-style-name="P43" svg:x1="5.4996in" svg:y1="3.672in" svg:x2="5.4996in" svg:y2="1.8622in"><text:p/></draw:line><draw:g draw:style-name="gr5"><draw:line draw:style-name="gr6" draw:text-style-name="P43" svg:x1="1.7622in" svg:y1="2.3016in" svg:x2="1.7622in" svg:y2="1.9079in"><text:p/></draw:line><draw:line draw:style-name="gr6" draw:text-style-name="P43" svg:x1="1.9209in" svg:y1="2.2035in" svg:x2="1.9209in" svg:y2="2.0067in"><text:p/></draw:line></draw:g><draw:line draw:style-name="gr6" draw:text-style-name="P43" svg:x1="0.0307in" svg:y1="2.1043in" svg:x2="0.4244in" svg:y2="2.1043in"><text:p/></draw:line><draw:custom-shape draw:style-name="gr14" draw:text-style-name="P43" svg:width="0.5925in" svg:height="0.198in" svg:x="0.426in" svg:y="2.0236in"><text:p/><draw:enhanced-geometry svg:viewBox="0 0 21600 21600" draw:type="rectangle" draw:enhanced-path="M 0 0 L 21600 0 21600 21600 0 21600 0 0 Z N"/></draw:custom-shape><draw:line draw:style-name="gr6" draw:text-style-name="P43" svg:x1="1.0398in" svg:y1="2.098in" svg:x2="1.7323in" svg:y2="2.0965in"><text:p/></draw:line><draw:line draw:style-name="gr6" draw:text-style-name="P43" svg:x1="0.0181in" svg:y1="3.6717in" svg:x2="0.0181in" svg:y2="2.0878in"><text:p/></draw:line><draw:line draw:style-name="gr6" draw:text-style-name="P43" svg:x1="0.0004in" svg:y1="3.6713in" svg:x2="1.7488in" svg:y2="3.6713in"><text:p/></draw:line><draw:line draw:style-name="gr6" draw:text-style-name="P43" svg:x1="2.8114in" svg:y1="0.3988in" svg:x2="3.3417in" svg:y2="0.3988in"><text:p/></draw:line><draw:line draw:style-name="gr6" draw:text-style-name="P43" svg:x1="4.1217in" svg:y1="3.6713in" svg:x2="4.1217in" svg:y2="1.8614in"><text:p/></draw:line><draw:custom-shape draw:style-name="gr14" draw:text-style-name="P43" svg:width="0.5925in" svg:height="0.198in" svg:x="3.3398in" svg:y="0.2917in"><text:p/><draw:enhanced-geometry svg:viewBox="0 0 21600 21600" draw:type="rectangle" draw:enhanced-path="M 0 0 L 21600 0 21600 21600 0 21600 0 0 Z N"/></draw:custom-shape><draw:custom-shape draw:style-name="gr18" draw:text-style-name="P43" svg:width="0.5925in" svg:height="0.2016in" svg:x="1.748in" svg:y="3.5528in"><text:p/><draw:enhanced-geometry svg:viewBox="0 0 21600 21600" draw:type="rectangle" draw:enhanced-path="M 0 0 L 21600 0 21600 21600 0 21600 0 0 Z N"/></draw:custom-shape><draw:custom-shape draw:style-name="gr14" draw:text-style-name="P43" svg:width="0.5925in" svg:height="0.198in" svg:x="3.3398in" svg:y="3.5602in"><text:p/><draw:enhanced-geometry svg:viewBox="0 0 21600 21600" draw:type="rectangle" draw:enhanced-path="M 0 0 L 21600 0 21600 21600 0 21600 0 0 Z N"/></draw:custom-shape><draw:line draw:style-name="gr6" draw:text-style-name="P43" svg:x1="3.9134in" svg:y1="0.4039in" svg:x2="5.5083in" svg:y2="0.3949in"><text:p/></draw:line><draw:line draw:style-name="gr6" draw:text-style-name="P43" svg:x1="3.9134in" svg:y1="3.6713in" svg:x2="5.5083in" svg:y2="3.6626in"><text:p/></draw:line><draw:line draw:style-name="gr6" draw:text-style-name="P43" svg:x1="3.928in" svg:y1="1.6693in" svg:x2="4.3217in" svg:y2="1.6693in"><text:p/></draw:line><draw:line draw:style-name="gr6" draw:text-style-name="P43" svg:x1="4.0272in" svg:y1="1.8276in" svg:x2="4.224in" svg:y2="1.8276in"><text:p/></draw:line><draw:line draw:style-name="gr6" draw:text-style-name="P43" svg:x1="4.1098in" svg:y1="1.6646in" svg:x2="4.1098in" svg:y2="0.4047in"><text:p/></draw:line><draw:line draw:style-name="gr6" draw:text-style-name="P43" svg:x1="2.3425in" svg:y1="3.6693in" svg:x2="3.3598in" svg:y2="3.6713in"><text:p/></draw:line><draw:line draw:style-name="gr6" draw:text-style-name="P43" svg:x1="2.8165in" svg:y1="1.1492in" svg:x2="2.8118in" svg:y2="0.4047in"><text:p/></draw:line><draw:line draw:style-name="gr6" draw:text-style-name="P43" svg:x1="2.6299in" svg:y1="1.1579in" svg:x2="3.0236in" svg:y2="1.1579in"><text:p/></draw:line><draw:line draw:style-name="gr6" draw:text-style-name="P43" svg:x1="2.7272in" svg:y1="1.3161in" svg:x2="2.924in" svg:y2="1.3161in"><text:p/></draw:line><draw:line draw:style-name="gr6" draw:text-style-name="P43" svg:x1="2.7953in" svg:y1="3.6713in" svg:x2="2.8161in" svg:y2="1.3067in"><text:p/></draw:line><draw:frame draw:style-name="gr19" draw:text-style-name="P48" svg:width="0.7043in" svg:height="0.2134in" svg:x="1.5181in" svg:y="1.5807in"><draw:image xlink:href="Pictures/2000002B000006EA000002142111FE80FD779E19.svm" xlink:type="simple" xlink:show="embed" xlink:actuate="onLoad" loext:mime-type="image/x-svm"><text:p/></draw:image><draw:image xlink:href="Pictures/1000020000000043000000147B23BC0C2BB6619C.png" xlink:type="simple" xlink:show="embed" xlink:actuate="onLoad" loext:mime-type="image/png"/></draw:frame><draw:frame draw:style-name="gr19" draw:text-style-name="P48" svg:width="0.248in" svg:height="0.213in" svg:x="0.598in" svg:y="1.8098in"><draw:image xlink:href="Pictures/200000160000026F00000214E6BD1A4DC1BCF767.svm" xlink:type="simple" xlink:show="embed" xlink:actuate="onLoad" loext:mime-type="image/x-svm"><text:p/></draw:image><draw:image xlink:href="Pictures/10000200000000180000001410E52AE42FCB401C.png" xlink:type="simple" xlink:show="embed" xlink:actuate="onLoad" loext:mime-type="image/png"/></draw:frame><draw:frame draw:style-name="gr19" draw:text-style-name="P48" svg:width="0.248in" svg:height="0.2142in" svg:x="5.7189in" svg:y="1.6134in"><draw:image xlink:href="Pictures/20000016000002700000021453A54C5387341788.svm" xlink:type="simple" xlink:show="embed" xlink:actuate="onLoad" loext:mime-type="image/x-svm"><text:p/></draw:image><draw:image xlink:href="Pictures/10000200000000180000001480BBC13A12F9D51C.png" xlink:type="simple" xlink:show="embed" xlink:actuate="onLoad" loext:mime-type="image/png"/></draw:frame><draw:frame draw:style-name="gr19" draw:text-style-name="P48" svg:width="0.2551in" svg:height="0.2134in" svg:x="3.5535in" svg:y="0in"><draw:image xlink:href="Pictures/200000160000027F000002142643B97F9D0D1920.svm" xlink:type="simple" xlink:show="embed" xlink:actuate="onLoad" loext:mime-type="image/x-svm"><text:p/></draw:image><draw:image xlink:href="Pictures/10000200000000180000001420C8F7B3CDDB8509.png" xlink:type="simple" xlink:show="embed" xlink:actuate="onLoad" loext:mime-type="image/png"/></draw:frame><draw:frame draw:style-name="gr19" draw:text-style-name="P48" svg:width="0.2488in" svg:height="0.2134in" svg:x="1.939in" svg:y="3.3063in"><draw:image xlink:href="Pictures/200000160000027200000214EA2192B209BE33E6.svm" xlink:type="simple" xlink:show="embed" xlink:actuate="onLoad" loext:mime-type="image/x-svm"><text:p/></draw:image><draw:image xlink:href="Pictures/1000020000000018000000146CF3073CF9CE02B9.png" xlink:type="simple" xlink:show="embed" xlink:actuate="onLoad" loext:mime-type="image/png"/></draw:frame><draw:frame draw:style-name="gr19" draw:text-style-name="P48" svg:width="0.2512in" svg:height="0.2134in" svg:x="3.5134in" svg:y="3.3063in"><draw:image xlink:href="Pictures/200000160000027200000214555E3DD64A860672.svm" xlink:type="simple" xlink:show="embed" xlink:actuate="onLoad" loext:mime-type="image/x-svm"><text:p/></draw:image><draw:image xlink:href="Pictures/100002000000001800000014DD554D8083CAEA3E.png" xlink:type="simple" xlink:show="embed" xlink:actuate="onLoad" loext:mime-type="image/png"/></draw:frame><draw:frame draw:style-name="gr19" draw:text-style-name="P48" svg:width="0.6252in" svg:height="0.213in" svg:x="3.0535in" svg:y="1.148in"><draw:image xlink:href="Pictures/2000002B0000061900000214C8942631ADB5E2BA.svm" xlink:type="simple" xlink:show="embed" xlink:actuate="onLoad" loext:mime-type="image/x-svm"><text:p/></draw:image><draw:image xlink:href="Pictures/100002000000003B00000014EAE4475951FAFD38.png" xlink:type="simple" xlink:show="embed" xlink:actuate="onLoad" loext:mime-type="image/png"/></draw:frame><draw:frame draw:style-name="gr19" draw:text-style-name="P48" svg:width="0.6268in" svg:height="0.213in" svg:x="4.3535in" svg:y="1.6598in"><draw:image xlink:href="Pictures/2000002B0000062000000214B6899E43EEE34994.svm" xlink:type="simple" xlink:show="embed" xlink:actuate="onLoad" loext:mime-type="image/x-svm"><text:p/></draw:image><draw:image xlink:href="Pictures/100002000000003B00000014CFEAD43422D73BC7.png" xlink:type="simple" xlink:show="embed" xlink:actuate="onLoad" loext:mime-type="image/png"/></draw:frame><draw:line draw:style-name="gr6" draw:text-style-name="P43" svg:x1="1.9067in" svg:y1="2.098in" svg:x2="2.7957in" svg:y2="2.0965in"><text:p/></draw:line><draw:custom-shape draw:style-name="gr20" draw:text-style-name="P46" svg:width="0.5925in" svg:height="0.198in" draw:transform="rotate (1.5707963267949) translate (2.70694444444444in 3.16944444444444in)"><text:p/><draw:enhanced-geometry svg:viewBox="0 0 21600 21600" draw:type="rectangle" draw:enhanced-path="M 0 0 L 21600 0 21600 21600 0 21600 0 0 Z N"/></draw:custom-shape><draw:frame draw:style-name="gr19" draw:text-style-name="P49" svg:width="0.2531in" svg:height="0.2087in" svg:x="2.9315in" svg:y="2.7862in"><draw:image xlink:href="Pictures/2000001600000281000002131E9CE444B1E88642.svm" xlink:type="simple" xlink:show="embed" xlink:actuate="onLoad" loext:mime-type="image/x-svm"><text:p/></draw:image><draw:image xlink:href="Pictures/100002000000001800000014BA4D2284AA9444EF.png" xlink:type="simple" xlink:show="embed" xlink:actuate="onLoad" loext:mime-type="image/png"/></draw:frame><draw:line draw:style-name="gr6" draw:text-style-name="P43" svg:x1="5.4996in" svg:y1="2.215in" svg:x2="5.4996in" svg:y2="0.4051in"><text:p/></draw:line><draw:custom-shape draw:style-name="gr20" draw:text-style-name="P46" svg:width="0.5925in" svg:height="0.198in" draw:transform="rotate (1.5707963267949) translate (5.42361111111111in 2.02777777777778in)"><text:p/><draw:enhanced-geometry svg:viewBox="0 0 21600 21600" draw:type="rectangle" draw:enhanced-path="M 0 0 L 21600 0 21600 21600 0 21600 0 0 Z N"/></draw:custom-shape></draw:g></text:p>
      <text:p text:style-name="P24"/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8"><text:span text:style-name="T8">Puntuació màxima 1</text:span><text:span text:style-name="T12">0</text:span><text:span text:style-name="T8"> 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a893f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06/11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1-07T07:15:00.694750314</dc:date>
    <meta:editing-duration>PT3H45M55S</meta:editing-duration>
    <meta:editing-cycles>43</meta:editing-cycles>
    <meta:document-statistic meta:table-count="2" meta:image-count="1" meta:object-count="23" meta:page-count="3" meta:paragraph-count="50" meta:word-count="186" meta:character-count="1239" meta:non-whitespace-character-count="929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12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13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14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15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16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17/content.xml><?xml version="1.0" encoding="utf-8"?>
<math xmlns="http://www.w3.org/1998/Math/MathML" display="block">
  <semantics>
    <mrow>
      <mn>1</mn>
      <mi>Ω</mi>
    </mrow>
    <annotation encoding="StarMath 5.0">1 Ω</annotation>
  </semantics>
</math>
</file>

<file path=Object 18/content.xml><?xml version="1.0" encoding="utf-8"?>
<math xmlns="http://www.w3.org/1998/Math/MathML" display="block">
  <semantics>
    <mrow>
      <mn>2</mn>
      <mi>Ω</mi>
    </mrow>
    <annotation encoding="StarMath 5.0">2 Ω</annotation>
  </semantics>
</math>
</file>

<file path=Object 19/content.xml><?xml version="1.0" encoding="utf-8"?>
<math xmlns="http://www.w3.org/1998/Math/MathML" display="block">
  <semantics>
    <mrow>
      <mn>3</mn>
      <mi>Ω</mi>
    </mrow>
    <annotation encoding="StarMath 5.0">3 Ω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sub>
      <mi>I</mi>
      <mi>f</mi>
    </msub>
    <annotation encoding="StarMath 5.0">I rsub {f}</annotation>
  </semantics>
</math>
</file>

<file path=Object 21/content.xml><?xml version="1.0" encoding="utf-8"?>
<math xmlns="http://www.w3.org/1998/Math/MathML" display="block">
  <semantics>
    <mrow>
      <mn>4</mn>
      <mi>Ω</mi>
    </mrow>
    <annotation encoding="StarMath 5.0">4 Ω</annotation>
  </semantics>
</math>
</file>

<file path=Object 22/content.xml><?xml version="1.0" encoding="utf-8"?>
<math xmlns="http://www.w3.org/1998/Math/MathML" display="block">
  <semantics>
    <mrow>
      <mn>5</mn>
      <mi>Ω</mi>
    </mrow>
    <annotation encoding="StarMath 5.0">5 Ω</annotation>
  </semantics>
</math>
</file>

<file path=Object 23/content.xml><?xml version="1.0" encoding="utf-8"?>
<math xmlns="http://www.w3.org/1998/Math/MathML" display="block">
  <semantics>
    <mrow>
      <mn>6</mn>
      <mi>Ω</mi>
    </mrow>
    <annotation encoding="StarMath 5.0">6 Ω</annotation>
  </semantics>
</math>
</file>

<file path=Object 24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4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8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